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1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230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90.74pt" fo:break-before="auto" style:use-optimal-row-height="false"/>
    </style:style>
    <style:style style:name="ro4" style:family="table-row">
      <style:table-row-properties style:row-height="64.4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Artigos</text:p>
          </table:table-cell>
          <table:covered-table-cell table:number-columns-repeated="4" table:style-name="ce4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itações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Resumo</text:p>
          </table:table-cell>
        </table:table-row>
        <table:table-row table:style-name="ro3">
          <table:table-cell office:value-type="string" calcext:value-type="string">
            <text:p>Modes of transmission of virus causing COVID-19:</text:p>
            <text:p>implications for IPC precaution recommend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orld Health Organization</text:p>
          </table:table-cell>
          <table:table-cell office:value-type="string" calcext:value-type="string">
            <text:p>Março – 2020</text:p>
          </table:table-cell>
          <table:table-cell office:value-type="string" calcext:value-type="string">
            <text:p>Cita as principais formas de transmissão do covid-19, estudos feitos sobre a suspensao do virus no ar e confirma que as melhores para evitar são o distanciamento,uso de PPE e treinamento dos trabalhores que necessitam interagir com pessoas</text:p>
          </table:table-cell>
        </table:table-row>
        <table:table-row table:style-name="ro4">
          <table:table-cell office:value-type="string" calcext:value-type="string">
            <text:p>Presumed Asymptomatic Carrier Transmission</text:p>
            <text:p>of COVID-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iyun Wang</text:p>
          </table:table-cell>
          <table:table-cell office:value-type="string" calcext:value-type="string">
            <text:p>Abril – 2020</text:p>
          </table:table-cell>
          <table:table-cell office:value-type="string" calcext:value-type="string">
            <text:p>Estudo sobre o acompanhamento de pacientes a fim de entender a transmissão entre pacientes assintomáticos com tomografia toraxica normal</text:p>
          </table:table-cell>
        </table:table-row>
        <table:table-row table:style-name="ro4">
          <table:table-cell office:value-type="string" calcext:value-type="string">
            <text:p>Fast multi-view face detection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ichael Jeffrey Jones e Paul Viola</text:p>
          </table:table-cell>
          <table:table-cell office:value-type="string" calcext:value-type="string">
            <text:p>Dezembro – 2003</text:p>
          </table:table-cell>
          <table:table-cell office:value-type="string" calcext:value-type="string">
            <text:p>O artigo trabalha a detecção de faces frontais e de perfil, ambas com rotações. Utiliza um sequencia de classificadores em cascata para definir a pose, uma árvore de decisão.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0:21:35.034801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8:23:28.299060512</meta:creation-date>
    <dc:date>2020-06-20T20:24:47.239235075</dc:date>
    <meta:editing-duration>PT1H8M55S</meta:editing-duration>
    <meta:editing-cycles>3</meta:editing-cycles>
    <meta:generator>LibreOffice/6.0.7.3$Linux_X86_64 LibreOffice_project/00m0$Build-3</meta:generator>
    <meta:document-statistic meta:table-count="1" meta:cell-count="21" meta:object-count="0"/>
  </office:meta>
</office:document-meta>
</file>